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00000004041AC2129FF0AA4C7.png" manifest:media-type="image/png"/>
  <manifest:file-entry manifest:full-path="Pictures/100002010000027B0000021CB88FDDA1101DA18C.png" manifest:media-type="image/png"/>
  <manifest:file-entry manifest:full-path="Pictures/10000201000003E8000003E85996F9E76E303C74.png" manifest:media-type="image/png"/>
  <manifest:file-entry manifest:full-path="Pictures/1000020100000060000000608011CECE41CB43CF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>
      <style:table-properties style:width="7.8792in" fo:margin-left="-0.1903in" fo:margin-top="0in" fo:margin-bottom="0in" table:align="left"/>
    </style:style>
    <style:style style:name="Table2.A" style:family="table-column">
      <style:table-column-properties style:column-width="4.4979in"/>
    </style:style>
    <style:style style:name="Table2.B" style:family="table-column">
      <style:table-column-properties style:column-width="0.1278in"/>
    </style:style>
    <style:style style:name="Table2.C" style:family="table-column">
      <style:table-column-properties style:column-width="1.6243in"/>
    </style:style>
    <style:style style:name="Table2.D" style:family="table-column">
      <style:table-column-properties style:column-width="0.1236in"/>
    </style:style>
    <style:style style:name="Table2.E" style:family="table-column">
      <style:table-column-properties style:column-width="1.5056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" fo:padding-left="0in" fo:padding-right="0in" fo:padding-top="0.0201in" fo:padding-bottom="0.0201in" fo:border="none"/>
    </style:style>
    <style:style style:name="Table2.B1" style:family="table-cell">
      <style:table-cell-properties style:vertical-align="middle" fo:padding-left="0in" fo:padding-right="0in" fo:padding-top="0.0201in" fo:padding-bottom="0.0201in" fo:border="none"/>
    </style:style>
    <style:style style:name="Table3" style:family="table">
      <style:table-properties style:width="7.8799in" fo:margin-left="-0.1903in" fo:margin-top="0in" fo:margin-bottom="0in" table:align="left"/>
    </style:style>
    <style:style style:name="Table3.A" style:family="table-column">
      <style:table-column-properties style:column-width="0.9993in"/>
    </style:style>
    <style:style style:name="Table3.B" style:family="table-column">
      <style:table-column-properties style:column-width="4.8139in"/>
    </style:style>
    <style:style style:name="Table3.C" style:family="table-column">
      <style:table-column-properties style:column-width="2.0667in"/>
    </style:style>
    <style:style style:name="Table3.1" style:family="table-row">
      <style:table-row-properties style:min-row-height="0.0653in" fo:keep-together="auto"/>
    </style:style>
    <style:style style:name="Table3.A1" style:family="table-cell">
      <style:table-cell-properties style:vertical-align="" fo:padding-left="0.0701in" fo:padding-right="0.0701in" fo:padding-top="0.1in" fo:padding-bottom="0in" fo:border="none"/>
    </style:style>
    <style:style style:name="Table1" style:family="table">
      <style:table-properties style:width="7.8799in" fo:margin-left="-0.1903in" fo:margin-top="0in" fo:margin-bottom="0in" table:align="left"/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6.8806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.0701in" fo:padding-right="0.0701in" fo:padding-top="0in" fo:padding-bottom="0in" fo:border="none"/>
    </style:style>
    <style:style style:name="Table20" style:family="table">
      <style:table-properties style:width="7.8799in" fo:margin-left="-0.1903in" fo:margin-top="0in" fo:margin-bottom="0in" table:align="left"/>
    </style:style>
    <style:style style:name="Table20.A" style:family="table-column">
      <style:table-column-properties style:column-width="0.9993in"/>
    </style:style>
    <style:style style:name="Table20.B" style:family="table-column">
      <style:table-column-properties style:column-width="6.8806in"/>
    </style:style>
    <style:style style:name="Table20.1" style:family="table-row">
      <style:table-row-properties style:min-row-height="0.0653in" fo:keep-together="auto"/>
    </style:style>
    <style:style style:name="Table20.A1" style:family="table-cell">
      <style:table-cell-properties style:vertical-align="" fo:padding-left="0.0701in" fo:padding-right="0.0701in" fo:padding-top="0.1in" fo:padding-bottom="0in" fo:border="none"/>
    </style:style>
    <style:style style:name="Table13" style:family="table">
      <style:table-properties style:width="7.8799in" fo:margin-left="-0.1903in" fo:margin-top="0in" fo:margin-bottom="0in" table:align="left"/>
    </style:style>
    <style:style style:name="Table13.A" style:family="table-column">
      <style:table-column-properties style:column-width="0.9993in"/>
    </style:style>
    <style:style style:name="Table13.B" style:family="table-column">
      <style:table-column-properties style:column-width="6.8806in"/>
    </style:style>
    <style:style style:name="Table13.1" style:family="table-row">
      <style:table-row-properties style:min-row-height="0.0653in" fo:keep-together="auto"/>
    </style:style>
    <style:style style:name="Table13.A1" style:family="table-cell">
      <style:table-cell-properties style:vertical-align="" fo:padding-left="0.0701in" fo:padding-right="0.0701in" fo:padding-top="0.1in" fo:padding-bottom="0in" fo:border="none"/>
    </style:style>
    <style:style style:name="Table14" style:family="table">
      <style:table-properties style:width="7.8799in" fo:margin-left="-0.1903in" fo:margin-top="0in" fo:margin-bottom="0in" table:align="left"/>
    </style:style>
    <style:style style:name="Table14.A" style:family="table-column">
      <style:table-column-properties style:column-width="0.9993in"/>
    </style:style>
    <style:style style:name="Table14.B" style:family="table-column">
      <style:table-column-properties style:column-width="4.8139in"/>
    </style:style>
    <style:style style:name="Table14.C" style:family="table-column">
      <style:table-column-properties style:column-width="2.0667in"/>
    </style:style>
    <style:style style:name="Table14.1" style:family="table-row">
      <style:table-row-properties style:min-row-height="0.0653in" fo:keep-together="auto"/>
    </style:style>
    <style:style style:name="Table14.A1" style:family="table-cell">
      <style:table-cell-properties style:vertical-align="" fo:padding-left="0.0701in" fo:padding-right="0.0701in" fo:padding-top="0.1in" fo:padding-bottom="0in" fo:border="none"/>
    </style:style>
    <style:style style:name="Table15" style:family="table">
      <style:table-properties style:width="7.8799in" fo:margin-left="-0.1903in" fo:margin-top="0in" fo:margin-bottom="0in" table:align="left"/>
    </style:style>
    <style:style style:name="Table15.A" style:family="table-column">
      <style:table-column-properties style:column-width="0.9993in"/>
    </style:style>
    <style:style style:name="Table15.B" style:family="table-column">
      <style:table-column-properties style:column-width="6.8806in"/>
    </style:style>
    <style:style style:name="Table15.1" style:family="table-row">
      <style:table-row-properties style:min-row-height="0.0653in" fo:keep-together="auto"/>
    </style:style>
    <style:style style:name="Table15.A1" style:family="table-cell">
      <style:table-cell-properties style:vertical-align="" fo:padding-left="0.0701in" fo:padding-right="0.0701in" fo:padding-top="0in" fo:padding-bottom="0in" fo:border="none"/>
    </style:style>
    <style:style style:name="Table16" style:family="table">
      <style:table-properties style:width="7.8799in" fo:margin-left="-0.1903in" fo:margin-top="0in" fo:margin-bottom="0in" table:align="left"/>
    </style:style>
    <style:style style:name="Table16.A" style:family="table-column">
      <style:table-column-properties style:column-width="0.9993in"/>
    </style:style>
    <style:style style:name="Table16.B" style:family="table-column">
      <style:table-column-properties style:column-width="4.8139in"/>
    </style:style>
    <style:style style:name="Table16.C" style:family="table-column">
      <style:table-column-properties style:column-width="2.0667in"/>
    </style:style>
    <style:style style:name="Table16.1" style:family="table-row">
      <style:table-row-properties style:min-row-height="0.0653in" fo:keep-together="auto"/>
    </style:style>
    <style:style style:name="Table16.A1" style:family="table-cell">
      <style:table-cell-properties style:vertical-align="" fo:padding-left="0.0701in" fo:padding-right="0.0701in" fo:padding-top="0.1in" fo:padding-bottom="0in" fo:border="none"/>
    </style:style>
    <style:style style:name="Table17" style:family="table">
      <style:table-properties style:width="7.8799in" fo:margin-left="-0.1903in" fo:margin-top="0in" fo:margin-bottom="0in" table:align="left"/>
    </style:style>
    <style:style style:name="Table17.A" style:family="table-column">
      <style:table-column-properties style:column-width="0.9993in"/>
    </style:style>
    <style:style style:name="Table17.B" style:family="table-column">
      <style:table-column-properties style:column-width="6.8806in"/>
    </style:style>
    <style:style style:name="Table17.1" style:family="table-row">
      <style:table-row-properties style:min-row-height="0.0653in" fo:keep-together="auto"/>
    </style:style>
    <style:style style:name="Table17.A1" style:family="table-cell">
      <style:table-cell-properties style:vertical-align="" fo:padding-left="0.0701in" fo:padding-right="0.0701in" fo:padding-top="0in" fo:padding-bottom="0in" fo:border="none"/>
    </style:style>
    <style:style style:name="Table11" style:family="table">
      <style:table-properties style:width="7.8799in" fo:margin-left="-0.1903in" fo:margin-top="0in" fo:margin-bottom="0in" table:align="left"/>
    </style:style>
    <style:style style:name="Table11.A" style:family="table-column">
      <style:table-column-properties style:column-width="0.9993in"/>
    </style:style>
    <style:style style:name="Table11.B" style:family="table-column">
      <style:table-column-properties style:column-width="4.8139in"/>
    </style:style>
    <style:style style:name="Table11.C" style:family="table-column">
      <style:table-column-properties style:column-width="2.0667in"/>
    </style:style>
    <style:style style:name="Table11.1" style:family="table-row">
      <style:table-row-properties style:min-row-height="0.3764in" fo:keep-together="auto"/>
    </style:style>
    <style:style style:name="Table11.A1" style:family="table-cell">
      <style:table-cell-properties style:vertical-align="" fo:padding-left="0.0701in" fo:padding-right="0.0701in" fo:padding-top="0.1in" fo:padding-bottom="0in" fo:border="none"/>
    </style:style>
    <style:style style:name="Table12" style:family="table">
      <style:table-properties style:width="7.8799in" fo:margin-left="-0.1903in" fo:margin-top="0in" fo:margin-bottom="0in" table:align="left"/>
    </style:style>
    <style:style style:name="Table12.A" style:family="table-column">
      <style:table-column-properties style:column-width="0.9993in"/>
    </style:style>
    <style:style style:name="Table12.B" style:family="table-column">
      <style:table-column-properties style:column-width="6.8806in"/>
    </style:style>
    <style:style style:name="Table12.1" style:family="table-row">
      <style:table-row-properties style:min-row-height="0.184in" fo:keep-together="auto"/>
    </style:style>
    <style:style style:name="Table12.A1" style:family="table-cell">
      <style:table-cell-properties style:vertical-align="" fo:padding-left="0.0701in" fo:padding-right="0.0701in" fo:padding-top="0in" fo:padding-bottom="0in" fo:border="none"/>
    </style:style>
    <style:style style:name="Table19" style:family="table">
      <style:table-properties style:width="7.8799in" fo:margin-left="-0.1903in" fo:margin-top="0in" fo:margin-bottom="0in" table:align="left"/>
    </style:style>
    <style:style style:name="Table19.A" style:family="table-column">
      <style:table-column-properties style:column-width="0.9993in"/>
    </style:style>
    <style:style style:name="Table19.B" style:family="table-column">
      <style:table-column-properties style:column-width="4.8139in"/>
    </style:style>
    <style:style style:name="Table19.C" style:family="table-column">
      <style:table-column-properties style:column-width="2.0667in"/>
    </style:style>
    <style:style style:name="Table19.1" style:family="table-row">
      <style:table-row-properties style:min-row-height="0.0653in" fo:keep-together="auto"/>
    </style:style>
    <style:style style:name="Table19.A1" style:family="table-cell">
      <style:table-cell-properties style:vertical-align="" fo:padding-left="0.0701in" fo:padding-right="0.0701in" fo:padding-top="0.1in" fo:padding-bottom="0in" fo:border="none"/>
    </style:style>
    <style:style style:name="P1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fo:font-weight="bold" officeooo:paragraph-rsid="0117a8d9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fo:font-weight="bold" officeooo:rsid="009ff82e" officeooo:paragraph-rsid="0117a8d9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fo:font-weight="bold" officeooo:rsid="00df5c81" officeooo:paragraph-rsid="0117a8d9" style:font-name-asian="Roboto2" style:font-size-asian="10pt" style:font-weight-asian="bold" style:font-name-complex="Roboto2" style:font-size-complex="10pt" style:font-weight-complex="bold"/>
    </style:style>
    <style:style style:name="P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officeooo:paragraph-rsid="0117a8d9" style:font-size-asian="10pt" style:font-size-complex="10pt"/>
    </style:style>
    <style:style style:name="P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officeooo:paragraph-rsid="0117a8d9" style:font-name-asian="Roboto2" style:font-size-asian="10pt" style:font-name-complex="Roboto2" style:font-size-complex="10pt"/>
    </style:style>
    <style:style style:name="P6" style:family="paragraph" style:parent-style-name="Standard">
      <style:paragraph-properties fo:margin-left="0in" fo:margin-right="-0.0728in" fo:line-height="100%" fo:text-align="start" style:justify-single-word="false" fo:orphans="0" fo:widows="0" fo:text-indent="0in" style:auto-text-indent="false"/>
      <style:text-properties officeooo:paragraph-rsid="0117a8d9"/>
    </style:style>
    <style:style style:name="P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117a8d9"/>
    </style:style>
    <style:style style:name="P8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officeooo:paragraph-rsid="0118f8f7"/>
    </style:style>
    <style:style style:name="P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officeooo:paragraph-rsid="00f4d3bb"/>
    </style:style>
    <style:style style:name="P10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officeooo:paragraph-rsid="011ae914"/>
    </style:style>
    <style:style style:name="P1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style="normal" fo:font-weight="bold" officeooo:rsid="007e263d" officeooo:paragraph-rsid="0117a8d9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style="normal" fo:font-weight="bold" officeooo:rsid="007e263d" officeooo:paragraph-rsid="0118f8f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weight="bold" officeooo:paragraph-rsid="0117a8d9" style:font-name-asian="Roboto2" style:font-size-asian="10pt" style:font-weight-asian="bold" style:font-name-complex="Roboto2" style:font-size-complex="10pt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weight="bold" officeooo:paragraph-rsid="0118f8f7" style:font-name-asian="Roboto2" style:font-size-asian="10pt" style:font-weight-asian="bold" style:font-name-complex="Roboto2" style:font-size-complex="10pt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weight="bold" officeooo:rsid="0108d36e" officeooo:paragraph-rsid="0118f8f7" style:font-name-asian="Roboto2" style:font-size-asian="10pt" style:font-weight-asian="bold" style:font-name-complex="Roboto2" style:font-size-complex="10pt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officeooo:paragraph-rsid="0117a8d9" style:font-name-asian="Roboto2" style:font-size-asian="10pt" style:font-name-complex="Roboto2" style:font-size-complex="10pt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weight="normal" officeooo:rsid="00f54a88" officeooo:paragraph-rsid="0117a8d9" style:font-weight-asian="normal" style:font-weight-complex="normal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weight="normal" officeooo:paragraph-rsid="0117a8d9" style:font-weight-asian="normal" style:font-weight-complex="normal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17a8d9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officeooo:paragraph-rsid="0117a8d9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officeooo:paragraph-rsid="0118f8f7"/>
    </style:style>
    <style:style style:name="P2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weight="normal" officeooo:paragraph-rsid="0117a8d9" style:font-weight-asian="normal" style:font-weight-complex="normal"/>
    </style:style>
    <style:style style:name="P2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weight="normal" officeooo:paragraph-rsid="0118f8f7" style:font-weight-asian="normal" style:font-weight-complex="normal"/>
    </style:style>
    <style:style style:name="P24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italic" fo:font-weight="normal" officeooo:rsid="00f54a88" officeooo:paragraph-rsid="0117a8d9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2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paragraph-rsid="00f4d3bb" style:font-name-asian="Roboto2" style:font-size-asian="10pt" style:font-weight-asian="bold" style:font-name-complex="Roboto2" style:font-size-complex="10pt"/>
    </style:style>
    <style:style style:name="P2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paragraph-rsid="0117a8d9" style:font-name-asian="Roboto2" style:font-size-asian="10pt" style:font-weight-asian="bold" style:font-name-complex="Roboto2" style:font-size-complex="10pt"/>
    </style:style>
    <style:style style:name="P2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paragraph-rsid="0118f8f7" style:font-name-asian="Roboto2" style:font-size-asian="10pt" style:font-weight-asian="bold" style:font-name-complex="Roboto2" style:font-size-complex="10pt"/>
    </style:style>
    <style:style style:name="P2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54a88" officeooo:paragraph-rsid="0117a8d9" style:font-name-asian="Roboto2" style:font-size-asian="10pt" style:font-weight-asian="bold" style:font-name-complex="Roboto2" style:font-size-complex="10pt"/>
    </style:style>
    <style:style style:name="P2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54a88" officeooo:paragraph-rsid="0118f8f7" style:font-name-asian="Roboto2" style:font-size-asian="10pt" style:font-weight-asian="bold" style:font-name-complex="Roboto2" style:font-size-complex="10pt"/>
    </style:style>
    <style:style style:name="P3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4ffae" officeooo:paragraph-rsid="0117a8d9" style:font-name-asian="Roboto2" style:font-size-asian="10pt" style:font-weight-asian="bold" style:font-name-complex="Roboto2" style:font-size-complex="10pt"/>
    </style:style>
    <style:style style:name="P3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" fo:font-size="36pt" fo:font-style="normal" style:text-underline-style="none" fo:font-weight="bold" officeooo:paragraph-rsid="00cafff0" style:font-name-asian="Roboto2" style:font-size-asian="36pt" style:font-style-asian="normal" style:font-weight-asian="bold" style:font-name-complex="Roboto2" style:font-size-complex="36pt" style:font-style-complex="normal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4ffae" officeooo:paragraph-rsid="0117a8d9" style:font-name-asian="Roboto2" style:font-size-asian="10pt" style:font-weight-asian="bold" style:font-name-complex="Roboto2" style:font-size-complex="10pt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e9a2bf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dba17a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48f0e9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7" style:family="paragraph" style:parent-style-name="Standard">
      <style:text-properties officeooo:paragraph-rsid="0117a8d9"/>
    </style:style>
    <style:style style:name="P38" style:family="paragraph" style:parent-style-name="Standard">
      <style:text-properties officeooo:paragraph-rsid="0118f8f7"/>
    </style:style>
    <style:style style:name="P39" style:family="paragraph" style:parent-style-name="Standard">
      <style:paragraph-properties fo:line-height="100%" fo:text-align="center" style:justify-single-word="false" fo:orphans="0" fo:widows="0"/>
      <style:text-properties style:font-name="Roboto" fo:font-size="6pt" officeooo:paragraph-rsid="00f4d3bb" style:font-name-asian="Roboto2" style:font-size-asian="5.25pt" style:font-name-complex="Roboto2" style:font-size-complex="6pt"/>
    </style:style>
    <style:style style:name="P40" style:family="paragraph" style:parent-style-name="Standard">
      <style:paragraph-properties fo:line-height="115%" fo:text-align="start" style:justify-single-word="false" fo:orphans="0" fo:widows="0" style:shadow="none"/>
      <style:text-properties style:font-name="Roboto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1" style:family="paragraph" style:parent-style-name="Standard">
      <style:paragraph-properties fo:line-height="115%" fo:text-align="center" style:justify-single-word="false" fo:orphans="0" fo:widows="0" style:shadow="none"/>
      <style:text-properties style:font-name="Roboto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2" style:family="paragraph" style:parent-style-name="Standard">
      <style:paragraph-properties fo:line-height="115%" fo:text-align="center" style:justify-single-word="false" fo:orphans="0" fo:widows="0" style:shadow="none"/>
      <style:text-properties style:font-name="Roboto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3" style:family="paragraph" style:parent-style-name="Standard" style:list-style-name="L1"/>
    <style:style style:name="P44" style:family="paragraph" style:parent-style-name="Standard" style:list-style-name="L1">
      <style:paragraph-properties fo:line-height="100%" fo:orphans="0" fo:widows="0"/>
      <style:text-properties officeooo:paragraph-rsid="0117a8d9"/>
    </style:style>
    <style:style style:name="P45" style:family="paragraph" style:parent-style-name="Standard" style:list-style-name="L1">
      <style:paragraph-properties fo:line-height="100%" fo:orphans="0" fo:widows="0"/>
      <style:text-properties officeooo:paragraph-rsid="011ae914"/>
    </style:style>
    <style:style style:name="P46" style:family="paragraph" style:parent-style-name="Standard" style:list-style-name="L2">
      <style:paragraph-properties fo:line-height="100%" fo:orphans="0" fo:widows="0"/>
      <style:text-properties officeooo:paragraph-rsid="0118f8f7"/>
    </style:style>
    <style:style style:name="P47" style:family="paragraph" style:parent-style-name="Standard" style:list-style-name="L1">
      <style:paragraph-properties fo:line-height="100%" fo:orphans="0" fo:widows="0"/>
      <style:text-properties style:font-name="Roboto" fo:font-size="10pt" fo:font-style="normal" officeooo:rsid="008e79c7" officeooo:paragraph-rsid="0117a8d9" style:font-name-asian="Roboto2" style:font-size-asian="10pt" style:font-style-asian="normal" style:font-name-complex="Roboto2" style:font-size-complex="10pt" style:font-style-complex="normal"/>
    </style:style>
    <style:style style:name="P48" style:family="paragraph" style:parent-style-name="Standard" style:list-style-name="L1">
      <style:paragraph-properties fo:line-height="100%" fo:orphans="0" fo:widows="0"/>
      <style:text-properties style:font-name="Roboto" fo:font-size="10pt" fo:font-style="normal" style:text-underline-style="none" fo:font-weight="normal" officeooo:rsid="008f9311" officeooo:paragraph-rsid="0117a8d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9" style:family="paragraph" style:parent-style-name="Standard" style:list-style-name="L1">
      <style:paragraph-properties fo:line-height="100%" fo:orphans="0" fo:widows="0"/>
      <style:text-properties style:font-name="Roboto" fo:font-size="10pt" fo:font-style="normal" style:text-underline-style="none" fo:font-weight="normal" officeooo:rsid="008f9311" officeooo:paragraph-rsid="013208c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0" style:family="paragraph" style:parent-style-name="Standard" style:list-style-name="L2">
      <style:paragraph-properties fo:line-height="100%" fo:orphans="0" fo:widows="0"/>
      <style:text-properties style:font-name="Roboto" fo:font-size="10pt" fo:font-style="normal" style:text-underline-style="none" fo:font-weight="normal" officeooo:rsid="0102247f" officeooo:paragraph-rsid="0118f8f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1" style:family="paragraph" style:parent-style-name="Standard" style:list-style-name="L1">
      <style:paragraph-properties fo:line-height="100%" fo:orphans="0" fo:widows="0"/>
      <style:text-properties style:font-name="Roboto" fo:font-size="10pt" fo:font-weight="normal" officeooo:rsid="008f9311" officeooo:paragraph-rsid="0117a8d9" style:font-name-asian="Roboto2" style:font-size-asian="10pt" style:font-weight-asian="normal" style:font-name-complex="Roboto2" style:font-size-complex="10pt" style:font-weight-complex="normal"/>
    </style:style>
    <style:style style:name="P52" style:family="paragraph" style:parent-style-name="Standard" style:list-style-name="L1">
      <style:paragraph-properties fo:line-height="100%" fo:orphans="0" fo:widows="0"/>
      <style:text-properties style:font-name="Roboto" fo:font-size="10pt" officeooo:paragraph-rsid="0117a8d9" style:font-name-asian="Roboto2" style:font-size-asian="10pt" style:font-name-complex="Roboto2" style:font-size-complex="10pt"/>
    </style:style>
    <style:style style:name="P53" style:family="paragraph" style:parent-style-name="Standard" style:list-style-name="L1">
      <style:paragraph-properties fo:line-height="100%" fo:orphans="0" fo:widows="0"/>
      <style:text-properties fo:font-weight="normal" officeooo:rsid="00df5c81" officeooo:paragraph-rsid="0117a8d9" style:font-weight-asian="normal" style:font-weight-complex="normal"/>
    </style:style>
    <style:style style:name="P54" style:family="paragraph" style:parent-style-name="Standard" style:list-style-name="L1">
      <style:paragraph-properties fo:line-height="100%" fo:orphans="0" fo:widows="0"/>
      <style:text-properties fo:font-style="normal" style:text-underline-style="none" fo:font-weight="normal" officeooo:paragraph-rsid="0117a8d9" style:font-style-asian="normal" style:font-weight-asian="normal" style:font-style-complex="normal" style:font-weight-complex="normal"/>
    </style:style>
    <style:style style:name="P55" style:family="paragraph" style:parent-style-name="Standard" style:list-style-name="L1">
      <style:paragraph-properties fo:line-height="100%" fo:orphans="0" fo:widows="0"/>
      <style:text-properties officeooo:rsid="0102247f" officeooo:paragraph-rsid="011ae914"/>
    </style:style>
    <style:style style:name="P56" style:family="paragraph" style:parent-style-name="Standard">
      <style:text-properties officeooo:paragraph-rsid="0117a8d9"/>
    </style:style>
    <style:style style:name="P57" style:family="paragraph" style:parent-style-name="Standard">
      <style:text-properties officeooo:paragraph-rsid="0118f8f7"/>
    </style:style>
    <style:style style:name="P58" style:family="paragraph" style:parent-style-name="Standard" style:list-style-name="L1">
      <style:paragraph-properties fo:margin-top="0in" fo:margin-bottom="0in" loext:contextual-spacing="false" fo:line-height="100%" fo:keep-together="auto" fo:orphans="0" fo:widows="0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17a8d9"/>
    </style:style>
    <style:style style:name="P59" style:family="paragraph" style:parent-style-name="Text_20_body" style:master-page-name="Standard">
      <style:paragraph-properties style:page-number="1" fo:break-before="auto" fo:break-after="auto"/>
      <style:text-properties style:font-name="Roboto" fo:font-size="6pt" style:font-size-asian="5.25pt" style:font-size-complex="6pt"/>
    </style:style>
    <style:style style:name="P6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e1397" style:font-weight-asian="bold"/>
    </style:style>
    <style:style style:name="T3" style:family="text">
      <style:text-properties fo:font-weight="bold" officeooo:rsid="003eb71a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fbdae" style:font-weight-asian="bold" style:font-weight-complex="bold"/>
    </style:style>
    <style:style style:name="T6" style:family="text">
      <style:text-properties fo:font-size="10pt" style:font-name-asian="Roboto2" style:font-size-asian="10pt" style:font-name-complex="Roboto2" style:font-size-complex="10pt"/>
    </style:style>
    <style:style style:name="T7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8" style:family="text">
      <style:text-properties fo:font-size="10pt" fo:font-weight="bold" officeooo:rsid="005fbdae" style:font-name-asian="Roboto2" style:font-size-asian="10pt" style:font-weight-asian="bold" style:font-name-complex="Roboto2" style:font-size-complex="10pt" style:font-weight-complex="bold"/>
    </style:style>
    <style:style style:name="T9" style:family="text">
      <style:text-properties fo:font-size="10pt" fo:font-weight="bold" officeooo:rsid="00f42c2a" style:font-name-asian="Roboto2" style:font-size-asian="10pt" style:font-weight-asian="bold" style:font-name-complex="Roboto2" style:font-size-complex="10pt" style:font-weight-complex="bold"/>
    </style:style>
    <style:style style:name="T10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1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12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13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14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15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16" style:family="text">
      <style:text-properties fo:font-size="10pt" fo:font-style="italic" officeooo:rsid="0100c247" style:font-name-asian="Roboto2" style:font-size-asian="10pt" style:font-style-asian="italic" style:font-name-complex="Roboto2" style:font-size-complex="10pt" style:font-style-complex="normal"/>
    </style:style>
    <style:style style:name="T17" style:family="text">
      <style:text-properties fo:font-size="10pt" fo:font-style="italic" fo:font-weight="normal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8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9" style:family="text">
      <style:text-properties fo:font-size="10pt" fo:font-style="italic" fo:font-weight="normal" officeooo:rsid="00a165e3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0" style:family="text">
      <style:text-properties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1" style:family="text">
      <style:text-properties fo:font-size="10pt" fo:font-style="italic" style:text-underline-style="none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2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23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24" style:family="text">
      <style:text-properties fo:font-size="10pt" fo:font-weight="normal" officeooo:rsid="005fbdae" style:font-name-asian="Roboto2" style:font-size-asian="10pt" style:font-weight-asian="normal" style:font-name-complex="Roboto2" style:font-size-complex="10pt" style:font-weight-complex="normal"/>
    </style:style>
    <style:style style:name="T25" style:family="text">
      <style:text-properties fo:font-size="10pt" fo:font-weight="normal" officeooo:rsid="0060ff9f" style:font-name-asian="Roboto2" style:font-size-asian="10pt" style:font-weight-asian="normal" style:font-name-complex="Roboto2" style:font-size-complex="10pt" style:font-weight-complex="normal"/>
    </style:style>
    <style:style style:name="T26" style:family="text">
      <style:text-properties fo:font-size="10pt" fo:font-weight="normal" officeooo:rsid="00f42c2a" style:font-name-asian="Roboto2" style:font-size-asian="10pt" style:font-weight-asian="normal" style:font-name-complex="Roboto2" style:font-size-complex="10pt" style:font-weight-complex="normal"/>
    </style:style>
    <style:style style:name="T27" style:family="text">
      <style:text-properties fo:font-size="10pt" fo:font-weight="normal" officeooo:rsid="00edf01b" style:font-name-asian="Roboto2" style:font-size-asian="10pt" style:font-weight-asian="normal" style:font-name-complex="Roboto2" style:font-size-complex="10pt" style:font-weight-complex="normal"/>
    </style:style>
    <style:style style:name="T28" style:family="text">
      <style:text-properties fo:font-size="10pt" fo:font-weight="normal" officeooo:rsid="010d678c" style:font-name-asian="Roboto2" style:font-size-asian="10pt" style:font-weight-asian="normal" style:font-name-complex="Roboto2" style:font-size-complex="10pt" style:font-weight-complex="normal"/>
    </style:style>
    <style:style style:name="T29" style:family="text">
      <style:text-properties fo:font-size="10pt" fo:font-weight="normal" officeooo:rsid="0119fa8b" style:font-name-asian="Roboto2" style:font-size-asian="10pt" style:font-weight-asian="normal" style:font-name-complex="Roboto2" style:font-size-complex="10pt" style:font-weight-complex="normal"/>
    </style:style>
    <style:style style:name="T30" style:family="text">
      <style:text-properties fo:font-size="10pt" fo:font-style="normal" fo:font-weight="normal" officeooo:rsid="007e26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1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2" style:family="text">
      <style:text-properties fo:font-size="10pt" fo:font-style="normal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3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34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/>
    </style:style>
    <style:style style:name="T35" style:family="text">
      <style:text-properties fo:font-size="10pt" fo:font-style="normal" fo:font-weight="bold" officeooo:rsid="005fbdae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36" style:family="text">
      <style:text-properties fo:font-size="10pt" fo:font-style="normal" style:text-underline-style="none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7" style:family="text">
      <style:text-properties style:font-name="Roboto" fo:font-size="10pt" style:font-name-asian="Roboto2" style:font-size-asian="10pt" style:font-name-complex="Roboto2" style:font-size-complex="10pt"/>
    </style:style>
    <style:style style:name="T38" style:family="text">
      <style:text-properties style:font-name="Roboto" fo:font-size="10pt" officeooo:rsid="008f9311" style:font-name-asian="Roboto2" style:font-size-asian="10pt" style:font-name-complex="Roboto2" style:font-size-complex="10pt"/>
    </style:style>
    <style:style style:name="T39" style:family="text">
      <style:text-properties style:font-name="Roboto" fo:font-size="10pt" officeooo:rsid="00bc0279" style:font-name-asian="Roboto2" style:font-size-asian="10pt" style:font-name-complex="Roboto2" style:font-size-complex="10pt"/>
    </style:style>
    <style:style style:name="T40" style:family="text">
      <style:text-properties style:font-name="Roboto" fo:font-size="10pt" officeooo:rsid="00c463f2" style:font-name-asian="Roboto2" style:font-size-asian="10pt" style:font-name-complex="Roboto2" style:font-size-complex="10pt"/>
    </style:style>
    <style:style style:name="T41" style:family="text">
      <style:text-properties style:font-name="Roboto" fo:font-size="10pt" officeooo:rsid="01294c75" style:font-name-asian="Roboto2" style:font-size-asian="10pt" style:font-name-complex="Roboto2" style:font-size-complex="10pt"/>
    </style:style>
    <style:style style:name="T42" style:family="text">
      <style:text-properties style:font-name="Roboto" fo:font-size="10pt" officeooo:rsid="012a0f54" style:font-name-asian="Roboto2" style:font-size-asian="10pt" style:font-name-complex="Roboto2" style:font-size-complex="10pt"/>
    </style:style>
    <style:style style:name="T43" style:family="text">
      <style:text-properties style:font-name="Roboto" fo:font-size="10pt" fo:font-weight="bold" style:font-name-asian="Roboto2" style:font-size-asian="10pt" style:font-weight-asian="bold" style:font-name-complex="Roboto2" style:font-size-complex="10pt"/>
    </style:style>
    <style:style style:name="T44" style:family="text">
      <style:text-properties style:font-name="Roboto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45" style:family="text">
      <style:text-properties style:font-name="Roboto"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46" style:family="text">
      <style:text-properties style:font-name="Roboto" fo:font-size="10pt" fo:font-weight="bold" officeooo:rsid="01301382" style:font-name-asian="Roboto2" style:font-size-asian="10pt" style:font-weight-asian="bold" style:font-name-complex="Roboto2" style:font-size-complex="10pt" style:font-weight-complex="bold"/>
    </style:style>
    <style:style style:name="T47" style:family="text">
      <style:text-properties style:font-name="Roboto" fo:font-size="10pt" fo:font-weight="bold" officeooo:rsid="008b6a72" style:font-name-asian="Roboto2" style:font-size-asian="10pt" style:font-weight-asian="bold" style:font-name-complex="Roboto2" style:font-size-complex="10pt"/>
    </style:style>
    <style:style style:name="T48" style:family="text">
      <style:text-properties style:font-name="Roboto" fo:font-size="10pt" fo:font-weight="bold" officeooo:rsid="0100c247" style:font-name-asian="Roboto2" style:font-size-asian="10pt" style:font-weight-asian="bold" style:font-name-complex="Roboto2" style:font-size-complex="10pt"/>
    </style:style>
    <style:style style:name="T49" style:family="text">
      <style:text-properties style:font-name="Roboto" fo:font-size="10pt" fo:font-weight="bold" officeooo:rsid="0102247f" style:font-name-asian="Roboto2" style:font-size-asian="10pt" style:font-weight-asian="bold" style:font-name-complex="Roboto2" style:font-size-complex="10pt"/>
    </style:style>
    <style:style style:name="T50" style:family="text">
      <style:text-properties style:font-name="Roboto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51" style:family="text">
      <style:text-properties style:font-name="Roboto" fo:font-size="10pt" fo:font-weight="normal" officeooo:rsid="008f9311" style:font-name-asian="Roboto2" style:font-size-asian="10pt" style:font-weight-asian="normal" style:font-name-complex="Roboto2" style:font-size-complex="10pt" style:font-weight-complex="normal"/>
    </style:style>
    <style:style style:name="T52" style:family="text">
      <style:text-properties style:font-name="Roboto" fo:font-size="10pt" fo:font-weight="normal" officeooo:rsid="0095e663" style:font-name-asian="Roboto2" style:font-size-asian="10pt" style:font-weight-asian="normal" style:font-name-complex="Roboto2" style:font-size-complex="10pt" style:font-weight-complex="normal"/>
    </style:style>
    <style:style style:name="T53" style:family="text">
      <style:text-properties style:font-name="Roboto" fo:font-size="10pt" fo:font-weight="normal" officeooo:rsid="009c1a78" style:font-name-asian="Roboto2" style:font-size-asian="10pt" style:font-weight-asian="normal" style:font-name-complex="Roboto2" style:font-size-complex="10pt" style:font-weight-complex="normal"/>
    </style:style>
    <style:style style:name="T54" style:family="text">
      <style:text-properties style:font-name="Roboto" fo:font-size="10pt" fo:font-weight="normal" officeooo:rsid="009ff82e" style:font-name-asian="Roboto2" style:font-size-asian="10pt" style:font-weight-asian="normal" style:font-name-complex="Roboto2" style:font-size-complex="10pt" style:font-weight-complex="normal"/>
    </style:style>
    <style:style style:name="T55" style:family="text">
      <style:text-properties style:font-name="Roboto" fo:font-size="10pt" fo:font-weight="normal" officeooo:rsid="00bc0279" style:font-name-asian="Roboto2" style:font-size-asian="10pt" style:font-weight-asian="normal" style:font-name-complex="Roboto2" style:font-size-complex="10pt" style:font-weight-complex="normal"/>
    </style:style>
    <style:style style:name="T56" style:family="text">
      <style:text-properties style:font-name="Roboto" fo:font-size="10pt" fo:font-weight="normal" officeooo:rsid="00bf2b2d" style:font-name-asian="Roboto2" style:font-size-asian="10pt" style:font-weight-asian="normal" style:font-name-complex="Roboto2" style:font-size-complex="10pt" style:font-weight-complex="normal"/>
    </style:style>
    <style:style style:name="T57" style:family="text">
      <style:text-properties style:font-name="Roboto" fo:font-size="10pt" fo:font-weight="normal" officeooo:rsid="00c10777" style:font-name-asian="Roboto2" style:font-size-asian="10pt" style:font-weight-asian="normal" style:font-name-complex="Roboto2" style:font-size-complex="10pt" style:font-weight-complex="normal"/>
    </style:style>
    <style:style style:name="T58" style:family="text">
      <style:text-properties style:font-name="Roboto" fo:font-size="10pt" fo:font-weight="normal" officeooo:rsid="00c34b79" style:font-name-asian="Roboto2" style:font-size-asian="10pt" style:font-weight-asian="normal" style:font-name-complex="Roboto2" style:font-size-complex="10pt" style:font-weight-complex="normal"/>
    </style:style>
    <style:style style:name="T59" style:family="text">
      <style:text-properties style:font-name="Roboto" fo:font-size="10pt" fo:font-weight="normal" officeooo:rsid="011bd99b" style:font-name-asian="Roboto2" style:font-size-asian="10pt" style:font-weight-asian="normal" style:font-name-complex="Roboto2" style:font-size-complex="10pt" style:font-weight-complex="normal"/>
    </style:style>
    <style:style style:name="T60" style:family="text">
      <style:text-properties style:font-name="Roboto" fo:font-size="10pt" fo:font-weight="normal" officeooo:rsid="01294c75" style:font-name-asian="Roboto2" style:font-size-asian="10pt" style:font-weight-asian="normal" style:font-name-complex="Roboto2" style:font-size-complex="10pt" style:font-weight-complex="normal"/>
    </style:style>
    <style:style style:name="T61" style:family="text">
      <style:text-properties style:font-name="Roboto" fo:font-size="10pt" fo:font-weight="normal" officeooo:rsid="012e4713" style:font-name-asian="Roboto2" style:font-size-asian="10pt" style:font-weight-asian="normal" style:font-name-complex="Roboto2" style:font-size-complex="10pt" style:font-weight-complex="normal"/>
    </style:style>
    <style:style style:name="T62" style:family="text">
      <style:text-properties style:font-name="Roboto"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63" style:family="text">
      <style:text-properties style:font-name="Roboto" fo:font-size="10pt" fo:font-style="normal" style:text-underline-style="none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64" style:family="text">
      <style:text-properties style:font-name="Roboto" fo:font-size="10pt" fo:font-style="normal" style:text-underline-style="none" fo:font-weight="bold" officeooo:rsid="0102f15b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65" style:family="text">
      <style:text-properties style:font-name="Roboto" fo:font-size="10pt" fo:font-style="normal" style:text-underline-style="none" style:font-name-asian="Roboto2" style:font-size-asian="10pt" style:font-style-asian="normal" style:font-name-complex="Roboto2" style:font-size-complex="10pt" style:font-style-complex="normal"/>
    </style:style>
    <style:style style:name="T66" style:family="text">
      <style:text-properties style:font-name="Roboto" fo:font-size="10pt" fo:font-style="normal" style:text-underline-style="none" officeooo:rsid="00e3f336" style:font-name-asian="Roboto2" style:font-size-asian="10pt" style:font-style-asian="normal" style:font-name-complex="Roboto2" style:font-size-complex="10pt" style:font-style-complex="normal"/>
    </style:style>
    <style:style style:name="T67" style:family="text">
      <style:text-properties style:font-name="Roboto" fo:font-size="10pt" fo:font-style="normal" style:text-underline-style="none" officeooo:rsid="00e76130" style:font-name-asian="Roboto2" style:font-size-asian="10pt" style:font-style-asian="normal" style:font-name-complex="Roboto2" style:font-size-complex="10pt" style:font-style-complex="normal"/>
    </style:style>
    <style:style style:name="T68" style:family="text">
      <style:text-properties style:font-name="Roboto" fo:font-size="10pt" fo:font-style="normal" style:text-underline-style="none" officeooo:rsid="00fa5ce4" style:font-name-asian="Roboto2" style:font-size-asian="10pt" style:font-style-asian="normal" style:font-name-complex="Roboto2" style:font-size-complex="10pt" style:font-style-complex="normal"/>
    </style:style>
    <style:style style:name="T69" style:family="text">
      <style:text-properties style:font-name="Roboto" fo:font-size="10pt" fo:font-style="normal" style:text-underline-style="none" officeooo:rsid="01294c75" style:font-name-asian="Roboto2" style:font-size-asian="10pt" style:font-style-asian="normal" style:font-name-complex="Roboto2" style:font-size-complex="10pt" style:font-style-complex="normal"/>
    </style:style>
    <style:style style:name="T70" style:family="text">
      <style:text-properties style:font-name="Roboto" fo:font-size="10pt" fo:font-style="normal" style:text-underline-style="none" officeooo:rsid="012a0f54" style:font-name-asian="Roboto2" style:font-size-asian="10pt" style:font-style-asian="normal" style:font-name-complex="Roboto2" style:font-size-complex="10pt" style:font-style-complex="normal"/>
    </style:style>
    <style:style style:name="T71" style:family="text">
      <style:text-properties style:font-name="Roboto" fo:font-size="10pt" fo:font-style="normal" style:text-underline-style="none" officeooo:rsid="012e6290" style:font-name-asian="Roboto2" style:font-size-asian="10pt" style:font-style-asian="normal" style:font-name-complex="Roboto2" style:font-size-complex="10pt" style:font-style-complex="normal"/>
    </style:style>
    <style:style style:name="T72" style:family="text">
      <style:text-properties style:font-name="Roboto" fo:font-size="10pt" fo:font-style="normal" style:text-underline-style="none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3" style:family="text">
      <style:text-properties style:font-name="Roboto"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4" style:family="text">
      <style:text-properties style:font-name="Roboto" fo:font-size="10pt" fo:font-style="normal" style:text-underline-style="none" fo:font-weight="normal" officeooo:rsid="00bf2b2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5" style:family="text">
      <style:text-properties style:font-name="Roboto" fo:font-size="10pt" fo:font-style="normal" style:text-underline-style="none" fo:font-weight="normal" officeooo:rsid="00c5682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6" style:family="text">
      <style:text-properties style:font-name="Roboto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7" style:family="text">
      <style:text-properties style:font-name="Roboto"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8" style:family="text">
      <style:text-properties style:font-name="Roboto"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9" style:family="text">
      <style:text-properties style:font-name="Roboto"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0" style:family="text">
      <style:text-properties style:font-name="Roboto" fo:font-size="10pt" fo:font-style="normal" style:text-underline-style="none" fo:font-weight="normal" officeooo:rsid="0107b52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1" style:family="text">
      <style:text-properties style:font-name="Roboto"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2" style:family="text">
      <style:text-properties style:font-name="Roboto" fo:font-size="10pt" fo:font-style="normal" style:text-underline-style="none" fo:font-weight="normal" officeooo:rsid="011edc5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3" style:family="text">
      <style:text-properties style:font-name="Roboto" fo:font-size="10pt" fo:font-style="normal" style:text-underline-style="none" fo:font-weight="normal" officeooo:rsid="011b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4" style:family="text">
      <style:text-properties style:font-name="Roboto" fo:font-size="10pt" fo:font-style="normal" style:text-underline-style="none" fo:font-weight="normal" officeooo:rsid="0108d36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5" style:family="text">
      <style:text-properties style:font-name="Roboto" fo:font-size="10pt" fo:font-style="normal" style:text-underline-style="none" fo:font-weight="normal" officeooo:rsid="0112c09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6" style:family="text">
      <style:text-properties style:font-name="Roboto" fo:font-size="10pt" fo:font-style="normal" style:text-underline-style="none" fo:font-weight="normal" officeooo:rsid="0109d0b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7" style:family="text">
      <style:text-properties style:font-name="Roboto" fo:font-size="10pt" fo:font-style="normal" style:text-underline-style="none" fo:font-weight="normal" officeooo:rsid="0111f1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8" style:family="text">
      <style:text-properties style:font-name="Roboto" fo:font-size="10pt" fo:font-style="normal" style:text-underline-style="none" fo:font-weight="normal" officeooo:rsid="011ae9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9" style:family="text">
      <style:text-properties style:font-name="Roboto" fo:font-size="10pt" fo:font-style="normal" style:text-underline-style="none" fo:font-weight="normal" officeooo:rsid="012a372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0" style:family="text">
      <style:text-properties style:font-name="Roboto" fo:font-size="10pt" fo:font-style="normal" style:text-underline-style="none" fo:font-weight="normal" officeooo:rsid="012a0f5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1" style:family="text">
      <style:text-properties style:font-name="Roboto" fo:font-size="10pt" fo:font-style="normal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2" style:family="text">
      <style:text-properties style:font-name="Roboto" fo:font-size="10pt" fo:font-style="normal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3" style:family="text">
      <style:text-properties style:font-name="Roboto" fo:font-size="10pt" fo:font-style="normal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4" style:family="text">
      <style:text-properties style:font-name="Roboto" fo:font-size="10pt" fo:font-style="normal" fo:font-weight="normal" officeooo:rsid="009e03b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5" style:family="text">
      <style:text-properties style:font-name="Roboto" fo:font-size="10pt" fo:font-style="normal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6" style:family="text">
      <style:text-properties style:font-name="Roboto" fo:font-size="10pt" fo:font-style="normal" fo:font-weight="normal" officeooo:rsid="00e3f33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7" style:family="text">
      <style:text-properties style:font-name="Roboto" fo:font-size="10pt" fo:font-style="normal" fo:font-weight="normal" officeooo:rsid="00fb28d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8" style:family="text">
      <style:text-properties style:font-name="Roboto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99" style:family="text">
      <style:text-properties style:font-name="Roboto" fo:font-size="10pt" fo:font-style="normal" style:text-underline-style="solid" style:text-underline-width="auto" style:text-underline-color="font-color" fo:font-weight="bold" officeooo:rsid="01294c7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00" style:family="text">
      <style:text-properties style:font-name="Roboto" fo:font-size="10pt" fo:font-style="normal" style:text-underline-style="solid" style:text-underline-width="auto" style:text-underline-color="font-color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01" style:family="text">
      <style:text-properties style:font-name="Roboto" fo:font-size="10pt" fo:font-style="normal" style:text-underline-style="solid" style:text-underline-width="auto" style:text-underline-color="font-color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02" style:family="text">
      <style:text-properties style:font-name="Roboto" fo:font-size="10pt" fo:font-style="italic" style:text-underline-style="none" fo:font-weight="normal" officeooo:rsid="008f9311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03" style:family="text">
      <style:text-properties style:font-name="Roboto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04" style:family="text">
      <style:text-properties style:font-name="Roboto" fo:font-size="10pt" fo:font-style="italic" style:font-name-asian="Roboto2" style:font-size-asian="10pt" style:font-style-asian="italic" style:font-name-complex="Roboto2" style:font-size-complex="10pt"/>
    </style:style>
    <style:style style:name="T105" style:family="text">
      <style:text-properties style:font-name="Roboto" fo:font-size="10pt" fo:language="en" fo:country="US" fo:font-style="normal" style:font-name-asian="Roboto2" style:font-size-asian="10pt" style:font-style-asian="normal" style:font-name-complex="Roboto2" style:font-size-complex="10pt" style:font-style-complex="normal"/>
    </style:style>
    <style:style style:name="T106" style:family="text">
      <style:text-properties style:font-name="Roboto" fo:font-size="10pt" style:font-size-asian="10pt" style:font-size-complex="10pt"/>
    </style:style>
    <style:style style:name="T107" style:family="text">
      <style:text-properties style:font-name="Roboto" fo:font-size="10pt" officeooo:rsid="0102247f" style:font-size-asian="10pt" style:font-size-complex="10pt"/>
    </style:style>
    <style:style style:name="T108" style:family="text">
      <style:text-properties fo:font-weight="normal" style:font-weight-asian="normal" style:font-weight-complex="normal"/>
    </style:style>
    <style:style style:name="T109" style:family="text">
      <style:text-properties fo:font-weight="normal" officeooo:rsid="00edebf5" style:font-weight-asian="normal" style:font-weight-complex="normal"/>
    </style:style>
    <style:style style:name="T110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111" style:family="text">
      <style:text-properties fo:font-style="normal" officeooo:rsid="008e79c7" style:font-style-asian="normal" style:font-style-complex="normal"/>
    </style:style>
    <style:style style:name="T112" style:family="text">
      <style:text-properties fo:font-style="normal" officeooo:rsid="00bf2b2d" style:font-style-asian="normal" style:font-style-complex="normal"/>
    </style:style>
    <style:style style:name="T113" style:family="text">
      <style:text-properties officeooo:rsid="0094c2de"/>
    </style:style>
    <style:style style:name="T114" style:family="text">
      <style:text-properties officeooo:rsid="009b41a1"/>
    </style:style>
    <style:style style:name="T115" style:family="text">
      <style:text-properties officeooo:rsid="009f14e6"/>
    </style:style>
    <style:style style:name="T116" style:family="text">
      <style:text-properties officeooo:rsid="00a884b6"/>
    </style:style>
    <style:style style:name="T117" style:family="text">
      <style:text-properties officeooo:rsid="00ad8019"/>
    </style:style>
    <style:style style:name="T118" style:family="text">
      <style:text-properties officeooo:rsid="00ba1d29"/>
    </style:style>
    <style:style style:name="T119" style:family="text">
      <style:text-properties officeooo:rsid="00d0b07b"/>
    </style:style>
    <style:style style:name="T120" style:family="text">
      <style:text-properties officeooo:rsid="00e1f740"/>
    </style:style>
    <style:style style:name="T121" style:family="text">
      <style:text-properties officeooo:rsid="00f54a88"/>
    </style:style>
    <style:style style:name="T122" style:family="text">
      <style:text-properties officeooo:rsid="0100c247"/>
    </style:style>
    <style:style style:name="T123" style:family="text">
      <style:text-properties fo:color="#000000" style:text-underline-style="none"/>
    </style:style>
    <style:style style:name="T124" style:family="text">
      <style:text-properties officeooo:rsid="01294c75"/>
    </style:style>
    <style:style style:name="T125" style:family="text">
      <style:text-properties officeooo:rsid="012a0f54"/>
    </style:style>
    <style:style style:name="T126" style:family="text">
      <style:text-properties officeooo:rsid="012e4713"/>
    </style:style>
    <style:style style:name="T127" style:family="text">
      <style:text-properties officeooo:rsid="01301382"/>
    </style:style>
    <style:style style:name="T1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4.7102in" svg:y="0.3583in" svg:width="0.2236in" svg:height="0.2236in" draw:z-index="0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7339in" svg:y="0.5898in" svg:width="0.1835in" svg:height="0.1835in" draw:z-index="1">
        <draw:image xlink:href="Pictures/1000020100000034000000341FB55D851B27E3C5.png" xlink:type="simple" xlink:show="embed" xlink:actuate="onLoad" loext:mime-type="image/png"/>
      </draw:frame>
      <draw:frame draw:style-name="fr1" draw:name="Image6" text:anchor-type="page" text:anchor-page-number="1" svg:x="4.7445in" svg:y="0.8055in" svg:width="0.1791in" svg:height="0.1791in" draw:z-index="2">
        <draw:image xlink:href="Pictures/10000201000002000000020062654E3D0C88CBBE.png" xlink:type="simple" xlink:show="embed" xlink:actuate="onLoad" loext:mime-type="image/png"/>
      </draw:frame>
      <draw:frame draw:style-name="fr1" draw:name="Image5" text:anchor-type="page" text:anchor-page-number="1" svg:x="6.4673in" svg:y="0.7972in" svg:width="0.1929in" svg:height="0.1929in" draw:z-index="3">
        <draw:image xlink:href="Pictures/10000201000003E8000003E85996F9E76E303C74.png" xlink:type="simple" xlink:show="embed" xlink:actuate="onLoad" loext:mime-type="image/png"/>
      </draw:frame>
      <draw:frame draw:style-name="fr1" draw:name="Image1" text:anchor-type="page" text:anchor-page-number="1" svg:x="6.4673in" svg:y="0.3728in" svg:width="0.2236in" svg:height="0.1902in" draw:z-index="4">
        <draw:image xlink:href="Pictures/100002010000027B0000021CB88FDDA1101DA18C.png" xlink:type="simple" xlink:show="embed" xlink:actuate="onLoad" loext:mime-type="image/png"/>
      </draw:frame>
      <draw:frame draw:style-name="fr1" draw:name="Image2" text:anchor-type="page" text:anchor-page-number="1" svg:x="6.4709in" svg:y="0.5874in" svg:width="0.189in" svg:height="0.189in" draw:z-index="5">
        <draw:image xlink:href="Pictures/10000201000000400000004041AC2129FF0AA4C7.png" xlink:type="simple" xlink:show="embed" xlink:actuate="onLoad" loext:mime-type="image/png"/>
      </draw:frame>
      <text:p text:style-name="P5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1"><text:span text:style-name="T113">R</text:span>ICHARD S. ZHU</text:p>
          </table:table-cell>
          <table:table-cell table:style-name="Table2.B1" office:value-type="string">
            <text:p text:style-name="P42">•</text:p>
            <text:p text:style-name="P42"/>
            <text:p text:style-name="P42">•</text:p>
          </table:table-cell>
          <table:table-cell table:style-name="Table2.B1" office:value-type="string">
            <text:p text:style-name="P40"><text:a xlink:type="simple" xlink:href="mailto:rszhu@berkeley.edu" text:style-name="Internet_20_link" text:visited-style-name="Visited_20_Internet_20_Link"><text:span text:style-name="T123">rszhu@berkeley.edu</text:span></text:a></text:p>
            <text:p text:style-name="P33">858-371-8838</text:p>
            <text:p text:style-name="P34">Berkeley, CA</text:p>
          </table:table-cell>
          <table:table-cell table:style-name="Table2.B1" office:value-type="string">
            <text:p text:style-name="P41"/>
            <text:p text:style-name="P41"/>
            <text:p text:style-name="P41"/>
          </table:table-cell>
          <table:table-cell table:style-name="Table2.B1" office:value-type="string">
            <text:p text:style-name="P36"><text:a xlink:type="simple" xlink:href="https://www.linkedin.com/in/rszhu/" text:style-name="Internet_20_link" text:visited-style-name="Visited_20_Internet_20_Link"><text:span text:style-name="T123">linkedin.com/in/rszhu</text:span></text:a></text:p>
            <text:p text:style-name="P36"><text:a xlink:type="simple" xlink:href="https://github.com/richardszhu" text:style-name="Internet_20_link" text:visited-style-name="Visited_20_Internet_20_Link"><text:span text:style-name="T123">github.com/richardszhu</text:span></text:a></text:p>
            <text:p text:style-name="P35"><text:a xlink:type="simple" xlink:href="https://www.ocf.berkeley.edu/~rszhu/" text:style-name="Internet_20_link" text:visited-style-name="Visited_20_Internet_20_Link"><text:span text:style-name="T123">ocf.io/rszhu</text:span></text:a></text:p>
          </table:table-cell>
        </table:table-row>
      </table:table>
      <text:p text:style-name="P39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5"><office:annotation office:name="__Annotation__1520_3461496547"><dc:creator>Unknown Author</dc:creator><dc:date>2019-11-16T14:59:21.760709384</dc:date><text:p text:style-name="P60"><text:span text:style-name="T128">Top Margin: 10</text:span></text:p><text:p text:style-name="P60"><text:span text:style-name="T128">Bottom Margin: 0</text:span></text:p></office:annotation>E<text:span text:style-name="T119">D</text:span><office:annotation-end office:name="__Annotation__1520_3461496547"/><text:span text:style-name="T119">UCATION</text:span></text:p>
          </table:table-cell>
          <table:table-cell table:style-name="Table3.A1" office:value-type="string">
            <text:p text:style-name="P14">University of California, Berkeley</text:p>
            <text:p text:style-name="P21"><office:annotation office:name="__Annotation__1519_346149654711"><dc:creator>Unknown Author</dc:creator><dc:date>2019-11-16T14:58:56.429663726</dc:date><text:p text:style-name="P60"><text:span text:style-name="T128">Top Margin : 0</text:span></text:p><text:p text:style-name="P60"><text:span text:style-name="T128">Bottom Margin : 0</text:span></text:p><text:p text:style-name="P60"><text:span text:style-name="T128"/></text:p></office:annotation><text:span text:style-name="T31">B.A. </text:span><office:annotation-end office:name="__Annotation__1519_346149654711"/><text:span text:style-name="T31">Computer Science </text:span><text:span text:style-name="T7"><text:s text:c="20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3.A1" office:value-type="string">
            <text:p text:style-name="P9"><text:span text:style-name="T34">Expected Graduation: </text:span><text:span text:style-name="T30">May 2023</text:span></text:p>
          </table:table-cell>
        </table:table-row>
      </table:table>
      <text:p text:style-name="P3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8"><text:span text:style-name="T21">Relevant Coursework:</text:span><text:span text:style-name="T22"> </text:span><text:span text:style-name="T36">Structure of Computer Programs</text:span><text:span text:style-name="T31">, </text:span><text:span text:style-name="T32">Linear Algebra &amp; Circuits</text:span><text:span text:style-name="T7"> 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4"/></text:span></text:p>
          </table:table-cell>
        </table:table-row>
      </table:table>
      <text:p text:style-name="P38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30">SKILLS</text:p>
          </table:table-cell>
          <table:table-cell table:style-name="Table20.A1" office:value-type="string">
            <text:p text:style-name="P16"><text:span text:style-name="T110">Languages:</text:span><text:span text:style-name="T5"> </text:span>Python, Java, SQL, HTML/CSS, <text:span text:style-name="T120">JavaScript</text:span></text:p>
            <text:p text:style-name="P10"><text:span text:style-name="T35">Frameworks/Technologies:</text:span><text:span text:style-name="T8"> </text:span><text:span text:style-name="T24">Git, </text:span><text:span text:style-name="T29">Unix,</text:span><text:span text:style-name="T28"> </text:span><text:span text:style-name="T25">Bootstrap, NumPy,</text:span><text:span text:style-name="T28"> MATLAB</text:span><text:span text:style-name="T23"> <text:s text:c="2"/></text:span><text:span text:style-name="T7"><text:s text:c="7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4"/></text:span></text:p>
          </table:table-cell>
        </table:table-row>
      </table:table>
      <text:p text:style-name="P37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32"><office:annotation office:name="__Annotation__1537_34614965471"><dc:creator>Unknown Author</dc:creator><dc:date>2019-11-16T15:07:10.405129210</dc:date><text:p text:style-name="P60"><text:span text:style-name="T128">Projects all one table</text:span></text:p></office:annotation>PROJECTS<office:annotation-end office:name="__Annotation__1537_34614965471"/></text:p>
          </table:table-cell>
          <table:table-cell table:style-name="Table13.A1" office:value-type="string">
            <text:p text:style-name="P6"><text:span text:style-name="T47">Investment </text:span><text:span text:style-name="T43">Portfolio Diversity Visualization Tool </text:span><text:span text:style-name="T44">(</text:span><text:span text:style-name="T45">Python</text:span><text:span text:style-name="T44">)</text:span></text:p>
            <text:p text:style-name="P6"><text:span text:style-name="T62"><text:s text:c="2"/>✪ <text:s/></text:span><text:span text:style-name="T102"><text:s/></text:span><text:span text:style-name="T99">Won </text:span><text:span text:style-name="T100">the </text:span><text:span text:style-name="T101">BlackRock API Prize at CalHacks 2019</text:span><text:span text:style-name="T63">,</text:span><text:span text:style-name="T90"> the largest collegiate hackathon in the world</text:span></text:p>
            <text:list xml:id="list3056605064" text:style-name="L1">
              <text:list-item>
                <text:p text:style-name="P44"><text:span text:style-name="T60">Built</text:span><text:span text:style-name="T53"> </text:span><text:span text:style-name="T60">a </text:span><text:span text:style-name="T53">tool</text:span><text:span text:style-name="T51"> that visualizes the diversity of an investment portfolio </text:span><text:span text:style-name="T52">given</text:span><text:span text:style-name="T51"> any </text:span><text:span text:style-name="T54">applicable </text:span><text:span text:style-name="T51">security attribute </text:span></text:p>
              </text:list-item>
              <text:list-item>
                <text:p text:style-name="P47"><text:span text:style-name="T114">Leveraged</text:span> BlackRock’<text:span text:style-name="T124">s</text:span> API to <text:span text:style-name="T118">compile, </text:span>sort, and categorize <text:span text:style-name="T115">security</text:span> data f<text:span text:style-name="T115">rom an array of stock symbols</text:span></text:p>
              </text:list-item>
              <text:list-item>
                <text:p text:style-name="P58"><text:span text:style-name="T91">Integrated</text:span><text:span text:style-name="T92"> MatPlotLib to visualize </text:span><text:span text:style-name="T93">calculated diversity</text:span><text:span text:style-name="T92"> data and to create a GUI for </text:span><text:span text:style-name="T94">user</text:span><text:span text:style-name="T92"> </text:span><text:span text:style-name="T95">portfolio input</text:span><text:span text:style-name="T50"> <text:s text:c="4"/></text:span><text:span text:style-name="T43"><text:s text:c="7"/></text:span><text:span text:style-name="T50"><text:s/></text:span><text:span text:style-name="T43"><text:s text:c="51"/></text:span><text:span text:style-name="T103"><text:s text:c="7"/></text:span><text:span text:style-name="T98"><text:s/></text:span><text:span text:style-name="T43"><text:s text:c="81"/></text:span><text:span text:style-name="T37"><text:s text:c="89"/></text:span><text:span text:style-name="T104"><text:s text:c="14"/>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7"><text:span text:style-name="T43">Bomberman Remastered </text:span><text:span text:style-name="T44">(Java</text:span><text:span text:style-name="T46">)</text:span></text:p>
            <text:list xml:id="list172654776295301" text:continue-numbering="true" text:style-name="L1">
              <text:list-item>
                <text:p text:style-name="P49"><text:span text:style-name="T125">Created an improved </text:span>remake of the classic game Bomberman <text:span text:style-name="T127">that runs on modern operating systems</text:span></text:p>
              </text:list-item>
              <text:list-item>
                <text:p text:style-name="P51"><text:span text:style-name="T127">Devised and added an all-new competitive mode, featuring dynamic, real-time multiplayer gameplay</text:span></text:p>
              </text:list-item>
              <text:list-item>
                <text:p text:style-name="P52"><text:span text:style-name="T111">Utilized the Java Swing toolkit to design game menus </text:span><text:span text:style-name="T112">and </text:span><text:span text:style-name="T111">update graphical textures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3">Personal Website (HTML, CSS, JavaScript) </text:p>
            <text:list xml:id="list172654188716096" text:continue-numbering="true" text:style-name="L1">
              <text:list-item>
                <text:p text:style-name="P53"><text:span text:style-name="T70">Designed and </text:span><text:span text:style-name="T71">built</text:span><text:span text:style-name="T69"> a </text:span><text:span text:style-name="T65">personal website </text:span><text:span text:style-name="T66">from </text:span><text:span text:style-name="T67">the ground up</text:span><text:span text:style-name="T66">, </text:span><text:span text:style-name="T70">utilizing</text:span><text:span text:style-name="T68"> the Bootstrap </text:span><text:span text:style-name="T69">web </text:span><text:span text:style-name="T68">framework</text:span></text:p>
              </text:list-item>
              <text:list-item>
                <text:p text:style-name="P44"><text:span text:style-name="T96">H</text:span><text:span text:style-name="T97">osted page files remotely on UC Berkeley Open Computing Facility servers, via SSH </text:span><text:bookmark text:name="firstHeading1"/><text:span text:style-name="T105">File Transfer 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2">Scheme <text:span text:style-name="T117">Language</text:span> Interpreter <text:span text:style-name="T116">(</text:span>Python)</text:p>
            <text:list xml:id="list172652766982400" text:continue-numbering="true" text:style-name="L1">
              <text:list-item>
                <text:p text:style-name="P54"><text:span text:style-name="T42">Constructed</text:span><text:span text:style-name="T41"> a</text:span><text:span text:style-name="T39">n i</text:span><text:span text:style-name="T38">nterpreter for the Scheme </text:span><text:span text:style-name="T39">programming </text:span><text:span text:style-name="T38">language </text:span><text:span text:style-name="T40">(a dialect of Lisp)</text:span></text:p>
              </text:list-item>
              <text:list-item>
                <text:p text:style-name="P45"><text:span text:style-name="T51">Implemented </text:span><text:span text:style-name="T55">environments, </text:span><text:span text:style-name="T51">lexical</text:span><text:span text:style-name="T56"> </text:span><text:span text:style-name="T59">and </text:span><text:span text:style-name="T51">dynamic scoping, </text:span><text:span text:style-name="T56">exceptions, macros,</text:span><text:span text:style-name="T58"> </text:span><text:span text:style-name="T59">and </text:span><text:span text:style-name="T57">special form</text:span><text:span text:style-name="T59">s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5"><text:span text:style-name="T3">Smart </text:span><text:span text:style-name="T2">Typing Practice Program</text:span><text:span text:style-name="T1"> </text:span><text:span text:style-name="T4">(Python)</text:span></text:p>
            <text:list xml:id="list172653243986412" text:continue-numbering="true" text:style-name="L1">
              <text:list-item>
                <text:p text:style-name="P48"><text:span text:style-name="T126">Developed</text:span> interactive typing program that calculates typing speed and accuracy with every keystroke</text:p>
              </text:list-item>
              <text:list-item>
                <text:p text:style-name="P44"><text:span text:style-name="T61">Programmed</text:span><text:span text:style-name="T51"> smart autocorrect feature </text:span><text:span text:style-name="T58">that determines </text:span><text:span text:style-name="T51">similarity between input and a base word</text:span></text:p>
              </text:list-item>
            </text:list>
          </table:table-cell>
        </table:table-row>
      </table:table>
      <text:p text:style-name="P37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26">E<text:span text:style-name="T121">XPERIENCE</text:span></text:p>
          </table:table-cell>
          <table:table-cell table:style-name="Table14.A1" office:value-type="string">
            <text:p text:style-name="P19"><text:span text:style-name="T48">California PATH </text:span><text:span text:style-name="T49">(</text:span><text:span text:style-name="Strong_20_Emphasis"><text:span text:style-name="T106">Partners for Advanced Transportation Technology</text:span></text:span><text:span text:style-name="Strong_20_Emphasis"><text:span text:style-name="T107">) </text:span></text:span></text:p>
            <text:p text:style-name="P20"><text:span text:style-name="T20">Research Assistant</text:span><text:span text:style-name="T23"> </text:span><text:span text:style-name="T7">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4.A1" office:value-type="string">
            <text:p text:style-name="P11"><text:span text:style-name="T122">Berkeley</text:span>, CA</text:p>
            <text:p text:style-name="P22"><text:span text:style-name="T12"><text:s/></text:span><text:span text:style-name="T13">Nov.</text:span><text:span text:style-name="T15"> 2018 — </text:span><text:span text:style-name="T16">Present</text:span></text:p>
          </table:table-cell>
        </table:table-row>
      </table:table>
      <text:p text:style-name="P37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6"/>
          </table:table-cell>
          <table:table-cell table:style-name="Table15.A1" office:value-type="string">
            <text:list xml:id="list172653054413283" text:continue-numbering="true" text:style-name="L1">
              <text:list-item>
                <text:p text:style-name="P55"><text:span text:style-name="T82">E</text:span><text:span text:style-name="T83">valuate</text:span><text:span text:style-name="T82">d</text:span><text:span text:style-name="T83"> effectiveness</text:span><text:span text:style-name="T72"> </text:span><text:span text:style-name="T76">o</text:span><text:span text:style-name="T83">f</text:span><text:span text:style-name="T72"> </text:span><text:span text:style-name="T76">the Caltrans-</text:span><text:span text:style-name="T77">proposed “</text:span><text:span text:style-name="T76">Yellow Alert” </text:span><text:span text:style-name="T72">intelligent </text:span><text:span text:style-name="T77">transportation</text:span><text:span text:style-name="T76"> system</text:span></text:p>
              </text:list-item>
              <text:list-item>
                <text:p text:style-name="P55"><text:span text:style-name="T81">S</text:span><text:span text:style-name="T78">ynced</text:span><text:span text:style-name="T72"> </text:span><text:span text:style-name="T78">position</text:span><text:span text:style-name="T79">al</text:span><text:span text:style-name="T77">, </text:span><text:span text:style-name="T79">sensor</text:span><text:span text:style-name="T77">, and </text:span><text:span text:style-name="T79">behavioral</text:span><text:span text:style-name="T72"> data </text:span><text:span text:style-name="T81">collected </text:span><text:span text:style-name="T72">from </text:span><text:span text:style-name="T77">driving </text:span><text:span text:style-name="T72">simulation</text:span><text:span text:style-name="T77"> </text:span><text:span text:style-name="T79">test </text:span><text:span text:style-name="T80">trials</text:span></text:p>
              </text:list-item>
              <text:list-item>
                <text:p text:style-name="P43"><text:span text:style-name="T88">Wrote Python scripts to </text:span><text:span text:style-name="T89">automate</text:span><text:span text:style-name="T84"> </text:span><text:span text:style-name="T85">trial</text:span><text:span text:style-name="T84"> data </text:span><text:span text:style-name="T89">analysis</text:span><text:span text:style-name="T86">, </text:span><text:span text:style-name="T88">utilizing </text:span><text:span text:style-name="T87">SciPy, NumPy, </text:span><text:span text:style-name="T88">and Pandas</text:span><text:span text:style-name="T64"> <text:s/></text:span><text:s text:c="7"/><text:span text:style-name="T64"><text:s text:c="2"/></text:span><text:span text:style-name="T43"><text:s text:c="7"/></text:span><text:span text:style-name="T37"><text:s text:c="89"/></text:span><text:span text:style-name="T104"><text:s text:c="15"/></text:span></text:p>
              </text:list-item>
            </text:list>
          </table:table-cell>
        </table:table-row>
      </table:table>
      <text:p text:style-name="P37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26"/>
          </table:table-cell>
          <table:table-cell table:style-name="Table16.A1" office:value-type="string">
            <text:p text:style-name="P13">Gateways Summer School</text:p>
            <text:p text:style-name="P20"><text:span text:style-name="T18">Teaching Aide <text:s text:c="3"/></text:span><text:span text:style-name="T23"><text:s text:c="5"/></text:span><text:span text:style-name="T7">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6.A1" office:value-type="string">
            <text:p text:style-name="P11">San Diego, CA</text:p>
            <text:p text:style-name="P18"><text:span text:style-name="T12"><text:s/>Jul.</text:span><text:span text:style-name="T15"> 2018 — Aug. 2018</text:span></text:p>
          </table:table-cell>
        </table:table-row>
      </table:table>
      <text:p text:style-name="P37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26"/>
          </table:table-cell>
          <table:table-cell table:style-name="Table17.A1" office:value-type="string">
            <text:list xml:id="list172654545328718" text:continue-numbering="true" text:style-name="L1">
              <text:list-item>
                <text:p text:style-name="P44"><text:span text:style-name="T73">Aided Architecture &amp; Engineering teacher with giving lessons and </text:span><text:span text:style-name="T74">explaining </text:span><text:span text:style-name="T75">provided</text:span><text:span text:style-name="T74"> examples</text:span></text:p>
              </text:list-item>
              <text:list-item>
                <text:p text:style-name="P44"><text:span text:style-name="T73">Guided 30 students on their projects and supervised them during break, learning, and work times</text:span><text:span text:style-name="T43"> <text:s text:c="12"/></text:span><text:span text:style-name="T50"><text:s/></text:span><text:span text:style-name="T43"><text:s text:c="51"/></text:span><text:span text:style-name="T103"><text:s text:c="7"/></text:span><text:span text:style-name="T98"><text:s/></text:span><text:span text:style-name="T43"><text:s text:c="81"/></text:span><text:span text:style-name="T37"><text:s text:c="89"/></text:span><text:span text:style-name="T104"><text:s text:c="15"/></text:span></text:p>
              </text:list-item>
            </text:list>
          </table:table-cell>
        </table:table-row>
      </table:table>
      <text:p text:style-name="P38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9">ACTIVITIES</text:p>
          </table:table-cell>
          <table:table-cell table:style-name="Table11.A1" office:value-type="string">
            <text:p text:style-name="P15">Catalyst for Success <text:s/></text:p>
            <text:p text:style-name="P21"><text:span text:style-name="T17">Treasurer, </text:span><text:span text:style-name="T19">Senior Technology Mentor</text:span><text:span text:style-name="T23"> <text:s text:c="4"/></text:span><text:span text:style-name="T7">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1.A1" office:value-type="string">
            <text:p text:style-name="P12">San Diego, CA</text:p>
            <text:p text:style-name="P23"><text:span text:style-name="T12"><text:s text:c="2"/></text:span><text:span text:style-name="T15">Sep. 2017 — Aug. 2019</text:span></text:p>
          </table:table-cell>
        </table:table-row>
      </table:table>
      <text:p text:style-name="P38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7"/>
          </table:table-cell>
          <table:table-cell table:style-name="Table12.A1" office:value-type="string">
            <text:list xml:id="list1752443907" text:style-name="L2">
              <text:list-item>
                <text:p text:style-name="P50">Taught programming and circuitry at the library to over 200 students (Python, Javascript, Arduino)</text:p>
              </text:list-item>
              <text:list-item>
                <text:p text:style-name="P46"><text:span text:style-name="T74">Worked with library officials to organize regular weekly workshops and week-long summer camps</text:span><text:span text:style-name="T43"> <text:s text:c="4"/></text:span><text:span text:style-name="T50"><text:s/></text:span><text:span text:style-name="T43"><text:s text:c="51"/></text:span><text:span text:style-name="T103"><text:s text:c="7"/></text:span><text:span text:style-name="T98"><text:s/></text:span><text:span text:style-name="T43"><text:s text:c="81"/></text:span><text:span text:style-name="T37"><text:s text:c="89"/></text:span><text:span text:style-name="T104"><text:s text:c="14"/></text:span></text:p>
              </text:list-item>
            </text:list>
          </table:table-cell>
        </table:table-row>
      </table:table>
      <text:p text:style-name="P38"><text:soft-page-break/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28">AWARDS</text:p>
          </table:table-cell>
          <table:table-cell table:style-name="Table19.A1" office:value-type="string">
            <text:p text:style-name="P1">CalHacks 2019 <text:span text:style-name="T108">—</text:span> <text:span text:style-name="T108">BlackRock API Prize </text:span><text:span text:style-name="T109">Winner</text:span></text:p>
            <text:p text:style-name="P4"><text:span text:style-name="T4">Intuit Scholarship Program </text:span><text:span text:style-name="T108">— Computer Science Scholar</text:span></text:p>
            <text:p text:style-name="P4"><text:span text:style-name="T4">Intuit George A. Hansen Program</text:span> — Computer Science Scholar</text:p>
            <text:p text:style-name="P20"><text:span text:style-name="T9">Southern California Developmental Soccer League </text:span><text:span text:style-name="T26">— </text:span><text:span text:style-name="T27">Div. 1 </text:span><text:span text:style-name="T26">Champion</text:span><text:span text:style-name="T23"> <text:s/></text:span><text:span text:style-name="T7"><text:s text:c="9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9.A1" office:value-type="string">
            <text:p text:style-name="P17"><text:span text:style-name="T15">O</text:span><text:span text:style-name="T14">ct. 2019</text:span></text:p>
            <text:p text:style-name="P24">Apr. 2019</text:p>
            <text:p text:style-name="P24">Apr. 2019</text:p>
            <text:p text:style-name="P24">Dec. 2018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30T17:26:52.476429207</dc:date>
    <meta:editing-duration>P1DT4H39M19S</meta:editing-duration>
    <meta:editing-cycles>215</meta:editing-cycles>
    <meta:document-statistic meta:table-count="12" meta:image-count="6" meta:object-count="0" meta:page-count="2" meta:paragraph-count="66" meta:word-count="441" meta:character-count="5803" meta:non-whitespace-character-count="2710"/>
  </office:meta>
</office:document-meta>
</file>